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1" style:family="text">
      <style:text-properties officeooo:rsid="0013fd32"/>
    </style:style>
    <style:style style:name="T2" style:family="text">
      <style:text-properties officeooo:rsid="001596b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field:fieldmark-start text:name="__Fieldmark__0_1583017003" field:type="vnd.oasis.opendocument.field.FORMTEXT"/>     <field:fieldmark-end/></text:p>
      <text:p text:style-name="Standard"><field:fieldmark-start text:name="__Fieldmark__1_1583017003" field:type="vnd.oasis.opendocument.field.FORMTEXT"/><text:span text:style-name="T2">xxxxx</text:span><field:fieldmark-end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20:12:49.123065353</meta:creation-date>
    <dc:date>2019-03-05T20:52:44.153100830</dc:date>
    <meta:editing-duration>PT55S</meta:editing-duration>
    <meta:editing-cycles>2</meta:editing-cycles>
    <meta:generator>LibreOfficeDev/6.3.0.0.alpha0$Linux_X86_64 LibreOffice_project/3d8f44d72299c6c3c77fc71786c34fd0f1c4af03</meta:generator>
    <meta:document-statistic meta:table-count="0" meta:image-count="0" meta:object-count="0" meta:page-count="1" meta:paragraph-count="2" meta:word-count="5" meta:character-count="14" meta:non-whitespace-character-count="9"/>
  </office:meta>
</office:document-meta>
</file>